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9.34cm" fo:min-width="25.44cm"/>
    </style:style>
    <style:style style:name="gr2" style:family="graphic" style:parent-style-name="standard" style:list-style-name="L1">
      <style:graphic-properties svg:stroke-color="#000000" draw:fill="solid" draw:fill-color="#333333" draw:textarea-horizontal-align="left" draw:textarea-vertical-align="top" draw:auto-grow-height="false" fo:min-height="17.08cm" fo:min-width="16.58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74cm" fo:min-width="2.149cm"/>
      <style:paragraph-properties style:writing-mode="lr-tb"/>
    </style:style>
    <style:style style:name="gr4" style:family="graphic" style:parent-style-name="standard">
      <style:graphic-properties draw:fill="solid" draw:fill-color="#069a2e" draw:textarea-horizontal-align="justify" draw:textarea-vertical-align="middle" draw:auto-grow-height="false" fo:min-height="0.974cm" fo:min-width="4.002cm"/>
      <style:paragraph-properties style:writing-mode="lr-tb"/>
    </style:style>
    <style:style style:name="gr5" style:family="graphic" style:parent-style-name="standard">
      <style:graphic-properties draw:fill="solid" draw:fill-color="#afd095" draw:textarea-horizontal-align="justify" draw:textarea-vertical-align="middle" draw:auto-grow-height="false" fo:min-height="0.974cm" fo:min-width="3.208cm"/>
      <style:paragraph-properties style:writing-mode="lr-tb"/>
    </style:style>
    <style:style style:name="gr6" style:family="graphic" style:parent-style-name="standard">
      <style:graphic-properties draw:fill="solid" draw:fill-color="#000000" draw:textarea-horizontal-align="left" draw:textarea-vertical-align="top" draw:auto-grow-height="false" fo:min-height="10.34cm" fo:min-width="7.74cm"/>
      <style:paragraph-properties style:writing-mode="lr-tb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5.85cm" fo:min-width="7.74cm"/>
    </style:style>
    <style:style style:name="gr8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564cm" fo:min-width="6.714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35cm" fo:min-width="6.6cm" fo:wrap-option="wrap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left" draw:textarea-vertical-align="top" draw:auto-grow-height="false" fo:min-height="1.85cm" fo:min-width="6.6cm" fo:wrap-option="wrap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otted" svg:stroke-color="#999999" draw:fill="solid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924cm" fo:min-width="3.27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74cm" fo:min-width="3.2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color="#dddddd"/>
    </style:style>
    <style:style style:name="P3" style:family="paragraph">
      <style:paragraph-properties fo:text-align="start"/>
      <style:text-properties fo:color="#dddddd"/>
    </style:style>
    <style:style style:name="P4" style:family="paragraph">
      <loext:graphic-properties draw:fill="solid" draw:fill-color="#333333"/>
      <style:paragraph-properties fo:margin-left="0cm" fo:margin-right="0cm" fo:margin-top="0cm" fo:margin-bottom="0cm" fo:line-height="100%" fo:text-align="start" fo:text-indent="0cm"/>
      <style:text-properties fo:color="#ddddd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69a2e"/>
      <style:paragraph-properties fo:text-align="center"/>
    </style:style>
    <style:style style:name="P7" style:family="paragraph">
      <style:paragraph-properties fo:text-align="center"/>
      <style:text-properties fo:color="#808080" fo:font-size="18pt" style:font-size-asian="18pt" style:font-size-complex="18pt"/>
    </style:style>
    <style:style style:name="P8" style:family="paragraph">
      <loext:graphic-properties draw:fill="solid" draw:fill-color="#afd095"/>
      <style:paragraph-properties fo:text-align="center"/>
      <style:text-properties fo:color="#808080"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/>
      <style:paragraph-properties fo:text-align="start"/>
    </style:style>
    <style:style style:name="P11" style:family="paragraph">
      <loext:graphic-properties draw:fill="solid" draw:fill-color="#cccccc"/>
      <style:paragraph-properties fo:text-align="center"/>
    </style:style>
    <style:style style:name="P12" style:family="paragraph">
      <loext:graphic-properties draw:fill="solid" draw:fill-color="#ffffff"/>
      <style:paragraph-properties fo:text-align="start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color="#dddddd" fo:font-size="18pt" fo:font-weight="bold" style:font-size-asian="18pt" style:font-size-complex="18pt"/>
    </style:style>
    <style:style style:name="T2" style:family="text">
      <style:text-properties fo:color="#dddddd"/>
    </style:style>
    <style:style style:name="T3" style:family="text">
      <style:text-properties fo:color="#999999" fo:font-size="18pt" style:font-size-asian="18pt" style:font-size-complex="18pt"/>
    </style:style>
    <style:style style:name="T4" style:family="text">
      <style:text-properties fo:color="#808080"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081cm" svg:height="17.33cm" svg:x="1cm" svg:y="3.26cm">
          <text:p text:style-name="P2"><text:span text:style-name="T1">EDITOR</text:span></text:p>
          <text:p text:style-name="P2"><text:span text:style-name="T2"/></text:p>
          <text:p text:style-name="P2"><text:span text:style-name="T3">1.</text:span><text:span text:style-name="T2"> set r1 r1 0</text:span></text:p>
          <text:p text:style-name="P2"><text:span text:style-name="T3">2.</text:span><text:span text:style-name="T2"> add r1 r2 20</text:span></text:p>
          <text:p text:style-name="P2"><text:span text:style-name="T3">3.</text:span><text:span text:style-name="T2"> ldd r2 r1 10</text:span></text:p>
          <text:p text:style-name="P2"><text:span text:style-name="T2">…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...</text:span></text:p>
          <text:p text:style-name="P3"><text:span text:style-name="T3">34.</text:span><text:span text:style-name="T2"> exi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781cm" svg:height="1.356cm" svg:x="1.119cm" svg:y="1.444cm">
          <text:p text:style-name="P5">SA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781cm" svg:height="1.356cm" svg:x="4.178cm" svg:y="1.452cm">
          <text:p text:style-name="P5">LOA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634cm" svg:height="1.356cm" svg:x="9.279cm" svg:y="1.452cm">
          <text:p text:style-name="P5">Übersetz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3.84cm" svg:height="1.356cm" svg:x="14.241cm" svg:y="1.452cm">
          <text:p text:style-name="P7"><text:span text:style-name="T4">Ausfüh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8.24cm" svg:height="10.59cm" svg:x="18.7cm" svg:y="10cm">
          <text:p text:style-name="P9"><text:span text:style-name="T5">Ergeb</text:span><text:span text:style-name="T5">nis:</text:span></text:p>
          <text:p text:style-name="P9"/>
          <text:p text:style-name="P9">Fehler in Zeile X</text:p>
          <text:p text:style-name="P9">…</text:p>
          <text:p text:style-name="P9"/>
          <text:p text:style-name="P9">Fehler in Zeile Y</text:p>
          <text:p text:style-name="P9">…</text:p>
          <text:p text:style-name="P9"/>
          <text:p text:style-name="P9"/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24cm" svg:height="6.1cm" svg:x="18.7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7.3cm" svg:height="0.9cm" svg:x="19.2cm" svg:y="3.8cm">
          <text:p text:style-name="P9">add 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7.1cm" svg:height="1.6cm" svg:x="19.4cm" svg:y="5.2cm">
          <text:p text:style-name="P9"><text:span text:style-name="T6">- add r[x] r[y] z:</text:span><text:span text:style-name="T6"><text:line-break/></text:span><text:span text:style-name="T6">Addiert Wert aus Register x mit z und schreibt Ergebnis in Register y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1cm" svg:height="2.1cm" svg:x="19.4cm" svg:y="7cm">
          <text:p text:style-name="P9"><text:span text:style-name="T6">- add r[x] r[y] r[z]:</text:span><text:span text:style-name="T6"><text:line-break/></text:span><text:span text:style-name="T6">Addiert Wert aus Register x mit Wert aus Register y und schreibt Ergebnis in Register z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1cm" svg:y1="4.5cm" svg:x2="18cm" svg:y2="4.5cm">
          <text:p/>
        </draw:line>
        <draw:line draw:style-name="gr12" draw:text-style-name="P13" draw:layer="layout" svg:x1="1cm" svg:y1="6.203cm" svg:x2="18.2cm" svg:y2="6.103cm">
          <text:p/>
        </draw:line>
        <draw:line draw:style-name="gr12" draw:text-style-name="P13" draw:layer="layout" svg:x1="0.9cm" svg:y1="5.5cm" svg:x2="18.1cm" svg:y2="5.4cm">
          <text:p/>
        </draw:line>
        <draw:line draw:style-name="gr12" draw:text-style-name="P13" draw:layer="layout" svg:x1="0.9cm" svg:y1="7cm" svg:x2="18.1cm" svg:y2="6.9cm">
          <text:p/>
        </draw:line>
        <draw:line draw:style-name="gr12" draw:text-style-name="P13" draw:layer="layout" svg:x1="0.9cm" svg:y1="7.8cm" svg:x2="18.1cm" svg:y2="7.7cm">
          <text:p/>
        </draw:line>
        <draw:line draw:style-name="gr12" draw:text-style-name="P13" draw:layer="layout" svg:x1="1.4cm" svg:y1="18.2cm" svg:x2="18.6cm" svg:y2="18.1cm">
          <text:p/>
        </draw:line>
        <draw:custom-shape draw:style-name="gr13" draw:text-style-name="P5" draw:layer="layout" svg:width="3.9cm" svg:height="1.3cm" svg:x="18.7cm" svg:y="1.4cm">
          <text:p text:style-name="P5">Hilf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9cm" svg:height="1.356cm" svg:x="22.8cm" svg:y="1.4cm">
          <text:p text:style-name="P5">Einstellunge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12:03:03.618408506</meta:creation-date>
    <dc:date>2020-03-02T12:46:09.025584086</dc:date>
    <meta:editing-duration>PT11M12S</meta:editing-duration>
    <meta:editing-cycles>3</meta:editing-cycles>
    <meta:generator>LibreOffice/6.3.5.2$Linux_X86_64 LibreOffice_project/30$Build-2</meta:generator>
    <meta:document-statistic meta:object-count="19"/>
  </office:meta>
</office:document-meta>
</file>